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/>
    </style:style>
    <style:style style:name="T1" style:family="text">
      <style:text-properties fo:color="#943634" style:font-name="Verdana" fo:font-size="8.5pt" style:font-size-asian="8.5pt" style:font-size-complex="8.5pt"/>
    </style:style>
    <style:style style:name="T2" style:family="text">
      <style:text-properties fo:color="#000000" style:font-name="Verdana" fo:font-size="14pt" style:font-size-asian="14pt" style:font-size-complex="14pt"/>
    </style:style>
    <style:style style:name="T3" style:family="text">
      <style:text-properties style:font-name="Verdana" fo:font-size="8.5pt" style:font-size-asian="8.5pt" style:font-size-complex="8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Standard"/>
      <text:p text:style-name="Standard"/>
      <text:p text:style-name="P2"><text:span text:style-name="T2">Departamento de de Derechos Humanos</text:span></text:p>
      <text:p text:style-name="P1"><text:span text:style-name="T1"/></text:p>
      <text:p text:style-name="P1"><text:span text:style-name="T1"/></text:p>
      <text:p text:style-name="P4"><text:span text:style-name="T3">El Departamento de de Derechos Humanos del Instituto Internacional para la Paz, está constituido <text:s text:c="2"/>por un grupo de voluntarios. Su tarea consiste en investigar violaciones sistemáticas de los Derechos Humanos, y enviar cartas de denuncia, protesta o preocupación ante de casos de v por todo el mundo, como torturas, desapariciones de personas, detenciones arbitrarias, agresiones...</text:span></text:p>
      <text:p text:style-name="P4"><text:span text:style-name="T3">A partir de las informaciones que nos llegan de personas y de ONGs de prestigio reconocido internacionalmente, los voluntarios elaboran cartas que, se envían a diferentes instituciones gubernamentales, ministerios, autoridades judiciales de los países donde se producen los hechos denunciados contra los Derechos humanos, presionando a los gobiernos implicados, urgiendo la inmediata rectificación y la rápida toma de decisiones tendente tanto a erradicar tales prácticas como a la protección activa a las víctimas </text:span></text:p>
      <text:p text:style-name="P4"><text:span text:style-name="T3">Las personas que deseen integrarse como voluntarias en el Departamento de Derechos Humanos pueden dirigirse 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</meta:initial-creator>
    <meta:creation-date>2012-05-07T12:26:07.43</meta:creation-date>
    <dc:date>2012-05-07T12:28:44.63</dc:date>
    <dc:creator>Adrian </dc:creator>
    <meta:editing-duration>PT00H02M36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4" meta:word-count="149" meta:character-count="1041"/>
  </office:meta>
</office:document-meta>
</file>